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9.821cm"/>
    </style:style>
    <style:style style:name="co3" style:family="table-column">
      <style:table-column-properties fo:break-before="auto" style:column-width="38.71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085-33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bstract and Applied Analy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92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IS International Journal of Computer and Information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03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M Computing Survey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430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M Transactions on Design Automation of Electronic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030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M Transactions on Graph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5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M Transactions on Mathematical Softw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785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oustics Research Letters Online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01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ta Applicandae Mathematica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03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ta Arithmet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ta Cirúrgic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96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ta Mathemat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2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ta Mathematica Hungaric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85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ta Mathematica Sinica. English Seri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6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ta Mathematicae Applicatae Si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64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cta Reumatológica Portugue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3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d Nonlinear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97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d Studies in Pure Mathematics (Amsterda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ATEMÁTICA / PROBABILIDADE E ESTATÍSTICA <text:s text:c="9"/></text:p>
          </table:table-cell>
          <table:table-cell office:value-type="string">
            <text:p>Advances and Applications in Fluid Mechan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36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and Applications in Stati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700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Applied Clifford Algebr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85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Applied Mathema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67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Applied Prob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52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Complex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716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Computational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183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difference equ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38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Differential Equ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4-324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Differential Equations and Control Process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905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Econometr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1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Geome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Geo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3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Mathematical Sciences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70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Mathematics (New York. 196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53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mathematics of commun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53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dvances in mathematics of communication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905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equationes Mathematica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IP Conference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43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lea (2006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lea : Estudos Neolatino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32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lgebra and Discrete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52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lgebra and Logi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5-386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lgebra Colloquiu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273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lgebraic and Geometric Top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27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lgebraic and Geometric Top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92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lgebras and Representation Theo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993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lgebras, Groups and Geometr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58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merican Journal of Industrial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2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merican Journal of Mathema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merican Journal of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47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alysis (Wiesbad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53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alysis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3-385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alysis Mathematic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9-62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es Academiae Scientiarum Fennicae. Mathematica (Painett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4-14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es de l Institut Henri Poincaré. Analyse non Linéai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6-020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es de l'I.H.P. Probabilités et Statistiqu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095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es de l'Institut Fouri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ATEMÁTICA / PROBABILIDADE E ESTATÍSTICA <text:s text:c="9"/></text:p>
          </table:table-cell>
          <table:table-cell office:value-type="string">
            <text:p>Annales de l'Institut Henri Poincaré, Analyse non Linéaire.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8-70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es de l'Institut Henri Poincaré. B, Probabilités et Statistiqu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0-296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es de la Faculté des Sciences de Toulou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063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es Henri Poincaré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22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es Polonici Mathematic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5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es Scientifiques de l'Ecole Normale Supérie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17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i della Scuola Normale Superiore di Pisa. Classe di Scienze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311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i di Matematica Pura ed Applica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00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Combinato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704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Global Analysis and Geometry (Cessou em 199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Mathe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Nuclear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533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Opera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17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Probab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0-47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Public and Cooperative Economics (Cessou em 199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0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Pure and Applied Logic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53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Stat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2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Surg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15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nnals of the Institute of Statistical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12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cable Algebra in Engineering, Communication and Comput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62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cable algebra in engineering, communication and computing (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cable Analy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520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and Computational Harmonic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285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Categorical Struc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8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Economics Letter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94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General Topology (Cessou em 200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31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al fina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8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al fina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al Modell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545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46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s &amp; Optimiz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s and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482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s and Mecha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7-25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s E-No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96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12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Mathematics Research Expres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2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Numerical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648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Optimiz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Physic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5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Statis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190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Stochastic Models in Business and Indu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pplied Surfac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21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rchimed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88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rchiv der Mathematik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52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rchive for Rational Mechanics and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61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rchives of Inequalities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2-50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rchivum Mathematicum (On-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0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rkiv för Matematik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1-70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rs Combinato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11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stérisqu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6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stronomy &amp; Astrophysics (Berli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40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strophysics and Space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71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symptotic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tmospheric Environment (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633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tti della Accademia Nazionale dei Lincei. Rendiconti Lincei. Matematica e Applicazioni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9-59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ust. J. Math. Anal. Appl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14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ustralian &amp; New Zealand Journal of Statis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11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Automation and Remote Contro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4-27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alkan Journal of Geometry and its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69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anach Center Pub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669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ayesian analysi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ehavioural 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48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eitrage zur Algebra und Geometrie / Contributions to Algebra and Geo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EPA. Boletim Epidemiológico Paulist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72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ernoulli (Andover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12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logical Cyber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0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logical Rhythm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879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logy of Blood and Marrow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matemátic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3-38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metrical Journal (197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metrics (Washing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4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metrika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organic &amp; Medicin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3-04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physical Reviews and Lett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science Journal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464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statistics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26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osystems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83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IT (Nordisk Tidskrift for Informationsbehandlin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MC Bio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MC Ge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5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MC Medical Genetic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olema. Boletim de Educação Matemática (UNESP. Rio Clar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oletim da Sociedade Brasileira de Matemática (Cessou em 2001. Cont. ISSN 1678-7544 Bulletin Brazilian Mathematical Society (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71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oletim da Sociedade Paranaense de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36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oletim da Sociedade Portuguesa de Mate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982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oletín de la Sociedad Española de Matemática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oletín de la Sociedad Matemática Mex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708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ollettino della Unione Matematica Italiana (1922) (Cessou em 1975. Desdobrado em dois: ISSN 0392-4033 Bollettino della Unione Matematica Italiana. A e ISSN 0392-4041Bollettino della Unione Matematica Italiana. 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276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oundary Value Probl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7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razilian Journal of Operations and Production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razilian Journal of Petroleum and G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razilian Journal of Physic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razilian Oral Research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4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razilian Review of Econome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54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Brazilian Mathemat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59-685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de la Société des Sciences et des Lettres de Lódz (196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48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de la Société Mathématique de Fra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5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de la Société Royale des Sciences de Liège (Imprimé) (Cessou em 2005. Cont. ISSN 1783-5720 Bulletin de la Société Rroyale des Sciences de Lièg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49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des Sciences Mathématiques (Paris. 188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Mathematical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72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the Australian Mathematical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0-144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the Belgian Mathematical Society Simon Stev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1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the Brazilian Mathemat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974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the European Association for Theoretical Computer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98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the Institute of Mathematics, Academia Si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6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the Korean Mathematical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60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the London Mathematical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9-72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the Polish Academy of Sciences.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aderno Brasileiro de Ensino de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adernos de Pesquisa (Fundação Carlos Chaga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26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alculus of Variations and Partial Differential Equ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06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alcutta Statistical Association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4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anadian Journal of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9-572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anadian Journal of Stat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39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anadian Mathematic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93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ancer Infor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4-36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entral European Journal of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750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esifo Economic Studies (Interne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haos, Solitons and Fract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95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hinese Annals of Mathematics. Ser. B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938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lassical and Quantum Grav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0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LEI Electronic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785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luster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NS Spectru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075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llectanea Mathema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135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lloquium Mathematic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54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binatorics, Probability &amp; Compu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216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binatorics, Probability and Comput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257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entarii Mathematici Helvetici (Printed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262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entationes Mathematicae Universitatis Carolina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78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Algeb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838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Analysis and Ge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25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Applied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199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Contemporary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Mathematical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67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Mathema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82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Numerical Methods in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53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Partial Differential Equ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Statistics. Simulation and Comput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61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in Theoretical 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13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on Applied Nonlinear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039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on Pure and Applied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munications on Pure and Applied Mathema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el (Bradfor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694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lex variables and elliptic equation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693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lex variables and elliptic equ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10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lex Variables, Theory &amp; Applic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37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ositio Mathematic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4-444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tes Rendus de l'Académie des Sciences. Série 1, Mathématique (Cessou em 2001. Cont. ISSN 1631-073X Comptes Rendus. Mathématiqu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6-19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tes Rendus Mathématiques de l'Académie des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7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tes Rendus. Mathématiqu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0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ational Econ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77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ational Ge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54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ational Mathematics and Mathematical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9-48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ational Methods in Applied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00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ational Optimization and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406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ational Statistics (Zeitschrif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39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 Aided Geometric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426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 Animation and Virtual World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 Graphics Foru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61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ized Medical Imaging and Grap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5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s &amp; Chem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s &amp; Electr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4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s &amp; Grap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835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s &amp; Industri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12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s &amp; Mathematics with Applications (198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ers &amp; Operation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mputing (Wie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427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nstructive Approxim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41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ntemporary Mathematics - American Mathematical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11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ntinuum Mechanics and Thermodynam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4-85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ntrol and Cyber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0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ontrol Systems Magaz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85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RM Proceedings &amp; Lecture No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777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ubo (Temuc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56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urrent Development in Theory and Applications of Wavele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08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ybernetics &amp; Human Know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64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Czechoslovak Mathematical Journal (Prague,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176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aehan Suhaghoe Nonmunjib / Communications of the Korean Mathematical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0-337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emography (Chicag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102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esigns, Codes and Cryptograph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49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fferential and Integral Equ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266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fferential Equ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224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fferential Geometry and Its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4-51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fferential Geometry-Dynamical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537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screte &amp; Computational Ge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9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screte and Continuous Dynamic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523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screte and Continuous Dynamical Systems. Series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349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screte and Continuous Dynamical Systems. Series B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screte Applied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screte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528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iscrete Optimiz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28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N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9-565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oklady Akademii Nauk. Rossijskaâ Akademiâ Nauk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562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oklady. Mathema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70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uke Mathematical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217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ynamic Systems and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936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ynamical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339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Dynamics of Continuous, Discrete and Impulsive Syst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0-623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ast Journal on Approxim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3-48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ast-West Journal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4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cological Complex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cological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5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cology (Brooklyn, 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49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conometric Revi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6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conometric The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2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conometrics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44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conomía (Li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51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conomic Quality Contro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22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conomic The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ducação em Revista (UFM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58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lectronic Communications in Prob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669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lectronic Journal of Differential Equ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615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lectronic Journal of Differential Equ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648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lectronic Journal of Prob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9-525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lectronic Journal of Theoretical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7-38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lectronic Journal on the Qualitative Theory of Differential Equ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676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lectronic Research Announcements of the American Mathematical Society (Cessou em 2007. Cont. ISSN 1935-9179 Electronic Research Announcements in Mathematical Sciences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61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lectronic Transactions on Numerical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ngenharia Agrícol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4-20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ngineering Applications of Computational Fluid Mechan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85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nvironmental and Ecological Stat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41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nvironmental Fluid Mechanics (Dordrecht. 200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01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nvironmental Geology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nvironMetrics (London. Ont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pidemiologia e Serviços d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85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rgodic Theory &amp; Dynamical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811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SAIM Control Optimization and Calculus Vari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33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SAIM. Contrôle, Optimisation et Calcul des Vari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33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SAIM. Probabilités et Statistiqu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studos Econômico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7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karyotic Cel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06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ng'yong tong'gye yeon'g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reka!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9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ropean Journal of Applied Mathema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ropean Journal of Combinato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7-75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ropean Journal of Mechanics. B, Flu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ropean Journal of Operation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4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ropean Physical Journal 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3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ropean Psychiatr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uro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volutionary Compu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645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xperimental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874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Extracta Mathematic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95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AMAT em Revist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9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ar East Journal of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11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ar East Journal of Dynamical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87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ar East Journal of Mathematical Sciences: FJ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52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ields Institute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52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ields Institute Monograph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298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inance and Stochas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79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inite Fields and Their Applic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9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ixed Point Theory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74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orum Mathematicu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33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oundations of Computational Mathema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8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oundations of Physics Lett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66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unctional Analysis and its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73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undamenta Mathematica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51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undamentalnaâ i Prikladnaâ Matematik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2-87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unkcialaj Ekvacioj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1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Fuzzy Sets and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48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alilean Electrodynam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5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ames and Economic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70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eneral Relativity and Gravi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enetics and Molecular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57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eometriae Dedica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03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eometry &amp; Top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30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eometry &amp; Top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eophysical Prospec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3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e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estão &amp; Produção (UFSCA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089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lasgow Mathematical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011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raphs and Combinator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02-28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ravitation &amp; Cosm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72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roups, Geometry, and Dynam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3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Gynecologic and Obstetric Investig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551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Hadronic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7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Health Affairs (Millwood, Va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20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Hiroshima Mathematic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403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Hokkaido Mathematic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15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Houston Journal of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00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Hrvatski meteoroloski casopis / Croatian Meteorologic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69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Human Molecular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 Proceedings. Control Theory and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 Proceedings. Generation, Transmission &amp; Distribution (Cessou em 2006. Cont. ISSN 1751-8687 IET Generation, Transmission &amp; Distribution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8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Automatic Contro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289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Geoscience and Remote Sen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71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Image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7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Information Technology in Bio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4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Information The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Mag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6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Medical Imag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2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Neural Network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Nuclear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Power Deliv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5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Power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52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Reli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587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Signal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0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Ultrasonics, Ferroelectrics, and Frequency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26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EE Transactions on Visualization and Computer Graph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4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ET Control Theory &amp; Appl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08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llinois Journal of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MA Journal of Applied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MA Journal of Numerical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mage and Vision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35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dagationes Mathematica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32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dian Journal of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diana University Mathematics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19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formation Processing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2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formation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3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geniare. Revista Chilena de Ingeniería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403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stitute of Mathematical Statistics collection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6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surance. Mathematics &amp;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17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g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1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gración - U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620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gral Equations and Operator Theo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24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gral Transforms and Special Fun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97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faces and Free Boundari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65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Economic Review (Philadelph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22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for Computational Methods in Engineering Science and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for Numerical Methods in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209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for Numerical Methods in Flu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96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Algebra and Comput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172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Applied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3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Applied Mathematics &amp; Statis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Bifurcation and Chaos in Applied Sciences an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Card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678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Computational and Numerical Analysis and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856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Computational Fluid Dynam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Computer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8-79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Computer Science and Network Secur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2-758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Contemporary Mathemat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Contro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28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Differential Equations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06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Electrical Power &amp; Energy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Engineering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07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Foreca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Geographical Information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887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Geometric Methods in Modern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91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Managerial Fin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3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Mathematical Education in Science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67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171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Mathematics and Mathematical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8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Mathematics, Game Theory, and Algeb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75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Modern Physics 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979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Modern Physics 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7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Modern Physics 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6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Non-Linear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36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Nuclear Energy, Science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3-04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Number Theo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Production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80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Pure and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67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Quality and Reliability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Quantum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4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Quantum Infor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654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Shape Model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7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System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02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Theoretical and Applied Fina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74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Theoretical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488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Uncertainty, Fuzziness and Knowledge-Based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691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Journal of Wavelets, Mulltiresolution and Information Proces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2-75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Mathematical For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792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Mathematics Research Noti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30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Mathematics Research Papers (Print) (Cessou em 200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521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Review of Financial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77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Statistical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99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ventiones Mathematica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56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verse Probl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276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verse Problems in Engineering (Cessou em 2003. Cont. ISSN 1741-5977 Inverse Problems in Science &amp; Engineering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nverse Problems in Science &amp;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21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srael Journal of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804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talian journal of pure and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56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Izvestiya.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5-30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CMCC. Journal of Combinatorial Mathematics and Combinatorial Compu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20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COM, Journal of Science Communi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rnal Brasileiro de Pneum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8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rnal de Pediatr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67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d'Analyse Mathématique (Jerusale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82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de Mathématiques Pures et Appliqué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46-74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de Théorie des Nombres de Bordeau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41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fur die Reine und Angewandte Mathematik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66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ctuarial Practi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6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lgebr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49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lgebra and its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39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lgebraic Geome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7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lgorith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5-690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Analy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Crystall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8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Ge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86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Logi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757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004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mathematics (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953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mathematics and stochastic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21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mathematics and stochastic analysis (On-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3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6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Meteorology (Boston) (Cessou em 2005. Cont. ISSN 1558-8424 Journal of Applied Meteorology and Climat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6-308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Non-Classical Log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Or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0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Prob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58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Statistic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lied Stat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04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Approximation Theo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Bacter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6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Banking &amp; Fina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Biological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34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Biopharmaceutical Statist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38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ardiovascular Electro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3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hemometr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linical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895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mbinatorial Theory. Series B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064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mplex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9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mputational Acous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13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mputational Analysis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2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mputational and Applied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86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mputational and Graphical Stati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mputation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mputational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65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Convex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ai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3-86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ata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4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ata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61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ifference Equations and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9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ifferential Equ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0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ifferential Geome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88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igital 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ynamic Systems, Measurement, and Contro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72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ynamical and Control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037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ynamical Systems and Geometric Theor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72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Dynamics and Differential Equ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7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Econometr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88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Economic Dynamics &amp;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353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Elastic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41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Esthetic and Restorative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32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evolution equations (Online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31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Evolution Equations (Printed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77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Fixed Point Theory and its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97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Fluids and Structu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66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Forecast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57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Formalized Reason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3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Functional Analy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46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Geo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04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Geometry an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2-519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Geometry and Symmetry in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00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Global Optimiz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76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Graphics Too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58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Group Theo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Hydr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89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Hyperbolic Differential Equ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58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industrial and management optimiz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16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industrial and management optimizatio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58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Inequalities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5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Interdisciplinary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21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Inverse and Ill-Posed Probl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1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Knot Theory and its Ramif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59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Lie Theo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2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Logic and Compu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gnetism and Magnetic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mma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7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Analysis and Appl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81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9-979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6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Econom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92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Fluid Mechanics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9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Imaging and Vi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33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Sciences (New York, N.Y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57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Sciences (Tokyo. 199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4-575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al Sciences: Advances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64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athematics and Statis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53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odern Dyna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Multivariate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25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Non-Newtonian Fluid Mechan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5-47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Nonlinear and Convex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2-92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Nonlinear Mathematical Phys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525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Nonparametric Statis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4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Number The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2-42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official stati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402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Operator Theo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3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Optimization Theory an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3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arallel and Distributed Compu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hysics. A, Mathematical and General (Print) (Cessou em 2006. Cont. ISSN 1751-8113 Journal of Physics. A, Mathematical and Theoretical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11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hysics. A, Mathematical and Theoretic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40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hysics. B, Atomic Molecular and Opt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hysics. Conference Seri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028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orous Med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152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rocess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562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roductivity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384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ublic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Pure and Applied Algebr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Quality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Quantitative Spectroscopy &amp; Radiative Transf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cientific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06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eismic Explor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ound and Vibr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43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peech, Language, and Hearing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6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tatistical Computation and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46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tatistical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tatistical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5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tatistical Planning and Infer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422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tatistical research - University of Dacca. Institute of Statistical Research and Train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76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tatistical softwa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8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tatistical Theory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860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tatistical theory and practi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717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Symbolic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3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American Mathemat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14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American Statistical Associ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6-81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Australian Mathematical Society (2001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6-78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Australian Mathematical Society (2001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98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European Mathemat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00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Franklin Institu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4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Institute of Mathematics of Jussieu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991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Korean Mathematical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6-319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Korean Statistical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61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London Mathematical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64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Mathematical Society of Japa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North American Bentholog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8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Operational Research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 Physical Society of Japa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oretic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8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oretical Prob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573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hermal Stres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978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ime Series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524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Turbul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Universal Comput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34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Urban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21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Vascular Surge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99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Vo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92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Water and Healt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3-69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WSCG (Plzen,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3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ournal of Zoology (198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55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P Journal of Algebra, Number Theory and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1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JP Journal of Geometry and Top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303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K-Theory (Dordrech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39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Kerntechnik (198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6-599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Kodai Mathematic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58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'Enseignement Mathématiqu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07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atin American Applie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35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e Matematiche (Cata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48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eading Edge (Tulsa, Okla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735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ecture Notes in Computational Science an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ecture Notes in Computer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845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ecture Notes in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84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ecture Notes in Pure and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03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ecture Notes in Statistics (Berlin, Wes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90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etters in Mathema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787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ifetime Data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inear Algebra and its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10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inear and Multilinear Algeb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ogic Journal of the IGP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7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ogic Journal of the IGP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829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Logica Universali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6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nuscripta Mathema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rine Pollution Bulletin.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295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rkov Processes and Related Fiel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emática Aplicada e Computacional (Cessou em 1997. Cont. ISSN 1807-0302 Computational &amp; Applied Mathemat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ematica Contemporane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67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ematica Enseñanza Universit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54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emática Universi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67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ematicheskie Zametk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erials Research (São Carlo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05-32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 Balkanica (Sofiâ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2-79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 Bohe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5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 Scandinavica (Papirfor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9-99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 Slovaca (Tlacené Vydani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and Computer Model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5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Bi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106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Biosciences an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00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biosciences and engineering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62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Fina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81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Geology (Cessou em 2007. Cont. ISSN 1874-8961 Mathematical Geoscienc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1-434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Inequalities &amp;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156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Journal of Okayama Univers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6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medicine and 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5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Medicine and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421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Methods in the Applied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29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Methods of Operations Research (Heidelber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3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methods of statis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0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Models and Methods in Applied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01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Physics, Analysis and Geo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84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Population Stud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Problems in 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04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Proceedings of the Cambridge Philosophical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3-719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Proceedings of the Royal Irish Academ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6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Programm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7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Research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89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al Soci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7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s of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76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cs of Operation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7-693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ématiques et Sciences Humaines (200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83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sche Annale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84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sche Nachrichte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8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hematische Zeitschrif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aturita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64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eccanica (Dordrecht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4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eccanica (Milano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41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echanics Research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54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editerranean Journal of Mathemat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926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emoirs of the American Mathemat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82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eteorological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4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ethodology and Computing in Applied Probabili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77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ethods and Applications of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etrologia i Systemy Pomiarowe / Metrology and Measuring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928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ilan Journal of Mathematics (Printed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16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odel assisted statistics and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4-58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odélisation Mathématique et Analyse Numérique (Imprimé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732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odern Physics Letters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98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odern Physics Letters 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382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olec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92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onatshefte fur Mathematik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87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onthly Notices of the Royal Astronomical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9-451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oscow Mathematical Jour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66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PEJ (Austin, Tex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56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ultibody System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18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ultinational Finance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34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ultiscale Modeling &amp; Simul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uta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763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agoya Mathematic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ephrology Dialysis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180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etworks and Heterogeneous Med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53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eural, Parallel &amp; Scientific Comput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eurocomputing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811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euroImage (Orlando, Fl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euroscien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3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eurotoxicology (Park Forest Sout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263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ew Journal of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972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DEA. Nonlinear Differential Equations and Applications (Printed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4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nlinear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12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nlinear Analysis: Real Worl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90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nlinear Dyna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6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nlinear dynamic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580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nlinear Processes in Ge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67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nlinear Studies (Abingd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7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nlinearity (Bristol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02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rth American Actuari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253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te di Matematica - Università Degli Studi di Lec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988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ova Journal of Algebra and Geometry (Cessou em 1994. Cont. Nova Journal of Mathematics, Game Theory, and Alge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13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umerical Algorith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056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umerical Functional Analysis and Optimiz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3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umerical Linear Algebra with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umerische Mathematik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0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Optimal Control Applications &amp;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9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Optimiz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7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Optimization Methods &amp; Softwa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493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Optimization Methods and Softwar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61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Osaka Journal of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1-396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acific Journal of Applied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873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acific Journal of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8-91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acific Journal of Optimiz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19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arallel Algorithms and Application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54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attern Analysis and Applic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attern Recogn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4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ediatric Nephrology (Berlin, Wes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5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esquisa e Planejamento Econômic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esquisa Operacio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160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armaceutical Stati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. D, Nonlinear phenomen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29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l Review.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49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l Review. D, Particles and Fields (Online) (Cessou em 2003. Cont. ISSN 1550-2368 Physical Review. D. Particles, Fields, Gravitation, and Cosmology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9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l Review. D, Particles, Fields, Gravitation, and Cos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l Review. D. Particles and fields (Cessou em 2003. Cont. 1550-7998 Physical review. D, Particles, Fields, Gravitation, and Cosmolog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6-13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s Essay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s Letters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3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cs of Fluids (199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hysiological Measure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lanejamento e Politicas Publ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1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ortugaliae Mathema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129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ositivity (Dordrech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260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otential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80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bability Theory and Related Fiel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2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ceedings - Royal Society. Mathematical, Physical and Engineering Scien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706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ceedings in Applied Mathematics and Mechan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93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ceedings of the American Mathematical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8-547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ceedings of the California Academy of Sciences (190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9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ceedings of the Edinburgh Mathemat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006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ceedings of the Institution of Mechanical Engineers. Part O, Journal of risk and reliabilit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61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ceedings of the London Mathematical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21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ceedings. Section A.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duç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43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gress in Computational Fluid Dyna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1-175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gress in Nonlinear Differential Equations and their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97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gress in Nuclear Energy (New seri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9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gress in Probabil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9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yecciones (Antofagasta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22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royecciones. Serie: Políticas y Hechos Educativ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0-098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sychometrika (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ublic Health Nutrition (Walling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144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ublicaciones Matemáticas del Urugua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149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ublicacions Matemàtiqu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8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ublicationes Mathematicae (Debrece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3-293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ublications de l'Institut de Statistique de l'Université de Paris (Cessou em 1997. Cont. ISSN 1626-1607 Annales de I'ISU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2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ublications of the Astronomical Society of Japa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3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Publications of the Research Institute for Mathema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7-36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estiones Mathematicae (Grahamstow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546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litative Theory of Dynamic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80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lity and Reliability Engineering Internatio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1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lity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ntitative Fina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71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ntum Information &amp;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6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rterly Journal of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38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rterly Journal of Mathemat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69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rterly of Applied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284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asigroups and related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47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Questions and Answers in General Top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3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andom Operators and Stochastic Equation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98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andom Structures &amp; Algorith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193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al Analysis Exchang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35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gular and Chaotic Dyna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832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liability Engineering &amp; Systems Saf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M. Revista Escola de Min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2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ndiconti del Circolo Matematico di Palermo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124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ndiconti del Seminario Matematico (Torin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9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ndiconti del Seminario Matematico dell'Università di Padov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0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ndiconti dell'Istituto di Matematica dell'Universita di Tries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290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ports on Mathematical Logic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8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ports on Mathematical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41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presentation Theo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85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senhas do Instituto de Matematica e Estatistica da Universidade de Sao Paulo (Cessou em 2005. Cont. ISSN 1982-6907 São Paulo Journal of Mathematical Scienc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621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sultate der Mathematik (Cessou em 1983. Cont. ISSN 1422-6383 Results in Mathemat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3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sults in Mathematics / Resultate der Mathematik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2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Biome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Econom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Ensino de Fís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73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Finanç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Geofís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História da Matemá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Ciências Exatas e Natur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283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Colombiana de Computac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175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Colombiana de Estadi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1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Economet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42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Estatística - Instituto Nacional d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730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la Real Academia de Ciencias Exactas, Físicas y Naturales. Serie A, Matemáticas (Ed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693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la Unión Matemática Argentina (196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24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Matemática e Estatística (Online) (Cessou em 2007. Cont. ISSN 1983-0823 Revista Brasileira de Biomet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Nutri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Política Agrí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e Saúde Públ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98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o Professor de Mate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dos Transportes Públ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IEEE América La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11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Matemática Compluten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0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ista Mexicana de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7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evstat Statistic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7-103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ivista di Matematica per le Scienze Economiche e Sociali (Cessou em 1999. Foi desdobrado em dois: ISSN 1129-6569 Decisions in Economics and Finance (Online) e ISSN 1593-8883 Decisions in Economics and Finance (Testo Stampat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57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Robotica (Cambridg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1-572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ankhya. Series 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1-57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ankhya. Series B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90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ão Paulo Journal of Mathematical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aúde e Sociedade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6-12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candinavian actuari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8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candinavian Journal of Stati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94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candinavian journal of statist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4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cientia. Series A. Mathematical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086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cientiae Mathematicae Japonica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82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electa Mathematica, New Series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1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emigroup Foru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emina. Ciências Exatas e Tecnológic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38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eminarios Temáticos - Instituto de Estudios con Iberoamérica y Portugal. Seminario Iberoamericano de Matemá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49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equential Analy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0-66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erdica Mathematic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69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et-Valued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39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AM Journal on Applied Mathema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2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AM Journal on Control and Optim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495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AM Journal on Imaging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4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AM Journal on Mathematical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7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AM Journal on Numerical Analysi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42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AM Journal on Numerical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623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AM Journal on Optim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9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AM Journal on Scientific Comput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44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AM Review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446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berian Mathematic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44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birskij Matematiceskij Z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68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gnal Proces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596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ignal Processing. Image Communi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228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ort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04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outhwest journal of pure and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04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 Neerlandic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04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 Sin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61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l applications in genetics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08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l Inference for Stochastic Proces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312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l Method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67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l Method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5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l Methods &amp;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280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l Methods in Med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82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l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50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l Papers (198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423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15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s &amp; Probability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88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s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4-917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s (Trondhe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s and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67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atistics in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935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 analysis and application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299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 Analysis and Applic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24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 Environmental Research and Risk Assess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364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 Modelling and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63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 Mode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4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 Processes and their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251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s (Abingdon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250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s (Abingdon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493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s and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12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ochastics and Stochastics Report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1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udia Geophysica et Geodaetica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21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udia 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22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udia Mathema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udies in Applied Mathematics (Cambridg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21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tudies In History and Philosophy of Modern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4-004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urvey Method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57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UT Journal of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065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ymmetry, Integrability and Geometry: Methods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5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ynthese (Dordrech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9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ystems &amp; Control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92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Systems Analysis, Modelling, Simula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6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echnoetic Ar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17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echnometr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ecno-Lógic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100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ecnologia de Créd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0-649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ellus. Series A, Dynamic Meteorology and Ocean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33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ema (Sao Paulo. 198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068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est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30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American Statisticia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51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Annals of Applied Prob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61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Asian Journal of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6-834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College Mathematic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134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College Mathematics Journ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89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Electronic Journal of Combinato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38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Electronic Journal of Linear Algeb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63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European Physical Journal. Special Top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51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Fibonacci Quarterl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325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Alternative Investmen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090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Asthm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Chem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83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Clinical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586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Fourier Analysis an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92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Geometric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High Energy Phys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27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Operational Risk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21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Risk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96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Journal of the Acoustical Society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28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Michigan Mathematic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17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Open Mathematic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ATEMÁTICA / PROBABILIDADE E ESTATÍSTICA <text:s text:c="9"/></text:p>
          </table:table-cell>
          <table:table-cell office:value-type="string">
            <text:p>The Proceeding volume in Number Theory, Geometry and Quantum Field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409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Ramanujan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626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Rand Journal of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7596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Rocky Mountain Journal of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8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 Visual Comput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81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oretical Chemistry Accoun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oretical Computer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80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oretical Population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83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ory and Decis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18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ory and decision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435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ory of Computing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85X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ory of Probability and its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00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heory of Probability and Mathematical Statis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6-277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ICSP Ser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73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ohoku Mathematic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387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okyo Journal of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342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opological Methods in Nonlinear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938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opology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8641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opology and its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94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ransactions of the American Mathemat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36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ransformation Group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913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ransport in Porous Med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45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ransport Theory and Statistical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4982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sukuba Journal of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0-0098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Turkish journal of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599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Ukrainian Mathematic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6-71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Vietnam Journal of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Water, Air and Soil Pollu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12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Wave Mo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2910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Zbìrnik prac' Ìnstitutu Matematiki NAN Ukrain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2064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Zeitschrift für Analysis und Ihre Anwendunge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267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Zeitschrift für Angewandte Mathematik und Mechanik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9039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Zeitschrift für Angewandte Mathematik und Physik (Electronic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275</text:p>
          </table:table-cell>
          <table:table-cell office:value-type="string">
            <text:p>MATEMÁTICA / PROBABILIDADE E ESTATÍSTICA <text:s text:c="9"/></text:p>
          </table:table-cell>
          <table:table-cell office:value-type="string">
            <text:p>Zeitschrift fur Angewandte Mathematik und Physik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19:43</dc:date>
    <dc:creator>Marco Silva</dc:creator>
    <meta:document-statistic meta:table-count="1" meta:cell-count="4897" meta:object-count="0"/>
    <meta:generator>OpenOffice.org/3.2$Unix OpenOffice.org_project/320m12$Build-9483</meta:generator>
  </office:meta>
</office:document-meta>
</file>